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4.04pt"/>
    </style:style>
    <style:style style:name="co2" style:family="table-column">
      <style:table-column-properties fo:break-before="auto" style:column-width="395.09pt"/>
    </style:style>
    <style:style style:name="co3" style:family="table-column">
      <style:table-column-properties fo:break-before="auto" style:column-width="785.14pt"/>
    </style:style>
    <style:style style:name="co4" style:family="table-column">
      <style:table-column-properties fo:break-before="auto" style:column-width="1126.01pt"/>
    </style:style>
    <style:style style:name="co5" style:family="table-column">
      <style:table-column-properties fo:break-before="auto" style:column-width="270.71pt"/>
    </style:style>
    <style:style style:name="co6" style:family="table-column">
      <style:table-column-properties fo:break-before="auto" style:column-width="346.85pt"/>
    </style:style>
    <style:style style:name="co7" style:family="table-column">
      <style:table-column-properties fo:break-before="auto" style:column-width="273.06pt"/>
    </style:style>
    <style:style style:name="co8" style:family="table-column">
      <style:table-column-properties fo:break-before="auto" style:column-width="164.01pt"/>
    </style:style>
    <style:style style:name="co9" style:family="table-column">
      <style:table-column-properties fo:break-before="auto" style:column-width="235.05pt"/>
    </style:style>
    <style:style style:name="co10" style:family="table-column">
      <style:table-column-properties fo:break-before="auto" style:column-width="278.0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288.06pt"/>
    </style:style>
    <style:style style:name="co13" style:family="table-column">
      <style:table-column-properties fo:break-before="auto" style:column-width="518.29pt"/>
    </style:style>
    <style:style style:name="co14" style:family="table-column">
      <style:table-column-properties fo:break-before="auto" style:column-width="61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4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0"/>
        <table:table-column table:style-name="co8" table:default-cell-style-name="ce10"/>
        <table:table-column table:style-name="co9" table:default-cell-style-name="ce10"/>
        <table:table-column table:style-name="co10" table:default-cell-style-name="ce13"/>
        <table:table-column table:style-name="co11" table:default-cell-style-name="ce36"/>
        <table:table-column table:style-name="co8" table:default-cell-style-name="ce10"/>
        <table:table-column table:style-name="co12" table:default-cell-style-name="ce10"/>
        <table:table-column table:style-name="co13" table:default-cell-style-name="ce3"/>
        <table:table-column table:style-name="co14" table:number-columns-repeated="1009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_1.05_RDKIT_2019.09.2**</text:p>
          </table:table-cell>
          <table:table-cell table:style-name="ce1" office:value-type="string" calcext:value-type="string">
            <text:p>SMILES_RDKIT_2019.09.2**</text:p>
          </table:table-cell>
          <table:table-cell table:style-name="ce1" office:value-type="string" calcext:value-type="string">
            <text:p>INCHI_1.05_RDKIT_2019.09.2**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s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**UALIB-1 through UALIB-338 SMILES, InChIKey, and InChI are from ChemDraw or ChemAxon.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39" calcext:value-type="float">
            <text:p>1322742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0" calcext:value-type="float">
            <text:p>1322742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1" calcext:value-type="float">
            <text:p>1322742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2" calcext:value-type="float">
            <text:p>1322742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3" calcext:value-type="float">
            <text:p>1322742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4" calcext:value-type="float">
            <text:p>132274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5" calcext:value-type="float">
            <text:p>1322742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6" calcext:value-type="float">
            <text:p>1322742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7" calcext:value-type="float">
            <text:p>1322742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8" calcext:value-type="float">
            <text:p>1322742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9" calcext:value-type="float">
            <text:p>1322742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1" calcext:value-type="float">
            <text:p>1322742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2" calcext:value-type="float">
            <text:p>132274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3" calcext:value-type="float">
            <text:p>1322742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4" calcext:value-type="float">
            <text:p>1322742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5" calcext:value-type="float">
            <text:p>1322742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6" calcext:value-type="float">
            <text:p>132274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7" calcext:value-type="float">
            <text:p>1322742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8" calcext:value-type="float">
            <text:p>1322742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9" calcext:value-type="float">
            <text:p>1322742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0" calcext:value-type="float">
            <text:p>132274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1" calcext:value-type="float">
            <text:p>132274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2" calcext:value-type="float">
            <text:p>1322742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3" calcext:value-type="float">
            <text:p>1322742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5" calcext:value-type="float">
            <text:p>1322742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6" calcext:value-type="float">
            <text:p>1322742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8" calcext:value-type="float">
            <text:p>1322742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9" calcext:value-type="float">
            <text:p>132274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0" calcext:value-type="float">
            <text:p>1322742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1" calcext:value-type="float">
            <text:p>132274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2" calcext:value-type="float">
            <text:p>1322742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3" calcext:value-type="float">
            <text:p>1322742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5" calcext:value-type="float">
            <text:p>1322742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7" calcext:value-type="float">
            <text:p>132274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8" calcext:value-type="float">
            <text:p>132274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8" calcext:value-type="float">
            <text:p>1324277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9" calcext:value-type="float">
            <text:p>1324277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0" calcext:value-type="float">
            <text:p>1324277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1" calcext:value-type="float">
            <text:p>132427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2" calcext:value-type="float">
            <text:p>1324277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3" calcext:value-type="float">
            <text:p>1324277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4" calcext:value-type="float">
            <text:p>13242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5" calcext:value-type="float">
            <text:p>1324277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6" calcext:value-type="float">
            <text:p>1324277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7" calcext:value-type="float">
            <text:p>1324277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8" calcext:value-type="float">
            <text:p>1324277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9" calcext:value-type="float">
            <text:p>1324277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0" calcext:value-type="float">
            <text:p>1324277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1" calcext:value-type="float">
            <text:p>132427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2" calcext:value-type="float">
            <text:p>132427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3" calcext:value-type="float">
            <text:p>132427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4" calcext:value-type="float">
            <text:p>132427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5" calcext:value-type="float">
            <text:p>132427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6" calcext:value-type="float">
            <text:p>1324277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7" calcext:value-type="float">
            <text:p>1324277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8" calcext:value-type="float">
            <text:p>1324277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9" calcext:value-type="float">
            <text:p>1324277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0" calcext:value-type="float">
            <text:p>1324277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1" calcext:value-type="float">
            <text:p>132427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2" calcext:value-type="float">
            <text:p>1324277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4" calcext:value-type="float">
            <text:p>13242776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5" calcext:value-type="float">
            <text:p>1324277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6" calcext:value-type="float">
            <text:p>1324277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7" calcext:value-type="float">
            <text:p>132427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8" calcext:value-type="float">
            <text:p>1324277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9" calcext:value-type="float">
            <text:p>1324277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0" calcext:value-type="float">
            <text:p>1324277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1" calcext:value-type="float">
            <text:p>132427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2" calcext:value-type="float">
            <text:p>1324277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3" calcext:value-type="float">
            <text:p>1324277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4" calcext:value-type="float">
            <text:p>1324277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5" calcext:value-type="float">
            <text:p>1324277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8" calcext:value-type="float">
            <text:p>1324277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9" calcext:value-type="float">
            <text:p>1324277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0" calcext:value-type="float">
            <text:p>1324277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1" calcext:value-type="float">
            <text:p>13242778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2" calcext:value-type="float">
            <text:p>1324277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3" calcext:value-type="float">
            <text:p>13242778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4" calcext:value-type="float">
            <text:p>13242778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5" calcext:value-type="float">
            <text:p>1324277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6" calcext:value-type="float">
            <text:p>1324277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7" calcext:value-type="float">
            <text:p>13242778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8" calcext:value-type="float">
            <text:p>1324277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9" calcext:value-type="float">
            <text:p>132427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90" calcext:value-type="float">
            <text:p>1324277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39</text:p>
          </table:table-cell>
          <table:table-cell table:style-name="ce24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40</text:p>
          </table:table-cell>
          <table:table-cell table:style-name="ce24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41</text:p>
          </table:table-cell>
          <table:table-cell table:style-name="ce24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42</text:p>
          </table:table-cell>
          <table:table-cell table:style-name="ce24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43</text:p>
          </table:table-cell>
          <table:table-cell table:style-name="ce24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44</text:p>
          </table:table-cell>
          <table:table-cell table:style-name="ce24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45</text:p>
          </table:table-cell>
          <table:table-cell table:style-name="ce24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46</text:p>
          </table:table-cell>
          <table:table-cell table:style-name="ce24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47</text:p>
          </table:table-cell>
          <table:table-cell table:style-name="ce24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48</text:p>
          </table:table-cell>
          <table:table-cell table:style-name="ce24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49</text:p>
          </table:table-cell>
          <table:table-cell table:style-name="ce24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50</text:p>
          </table:table-cell>
          <table:table-cell table:style-name="ce24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51</text:p>
          </table:table-cell>
          <table:table-cell table:style-name="ce24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52</text:p>
          </table:table-cell>
          <table:table-cell table:style-name="ce24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53</text:p>
          </table:table-cell>
          <table:table-cell table:style-name="ce24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54</text:p>
          </table:table-cell>
          <table:table-cell table:style-name="ce24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55</text:p>
          </table:table-cell>
          <table:table-cell table:style-name="ce24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56</text:p>
          </table:table-cell>
          <table:table-cell table:style-name="ce24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57</text:p>
          </table:table-cell>
          <table:table-cell table:style-name="ce24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58</text:p>
          </table:table-cell>
          <table:table-cell table:style-name="ce24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59</text:p>
          </table:table-cell>
          <table:table-cell table:style-name="ce24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60</text:p>
          </table:table-cell>
          <table:table-cell table:style-name="ce24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61</text:p>
          </table:table-cell>
          <table:table-cell table:style-name="ce24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62</text:p>
          </table:table-cell>
          <table:table-cell table:style-name="ce24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63</text:p>
          </table:table-cell>
          <table:table-cell table:style-name="ce24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64</text:p>
          </table:table-cell>
          <table:table-cell table:style-name="ce24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65</text:p>
          </table:table-cell>
          <table:table-cell table:style-name="ce24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66</text:p>
          </table:table-cell>
          <table:table-cell table:style-name="ce24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67</text:p>
          </table:table-cell>
          <table:table-cell table:style-name="ce24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68</text:p>
          </table:table-cell>
          <table:table-cell table:style-name="ce24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69</text:p>
          </table:table-cell>
          <table:table-cell table:style-name="ce24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8" office:value-type="string" calcext:value-type="string">
            <text:p>Baker, G.M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371</text:p>
          </table:table-cell>
          <table:table-cell table:style-name="ce24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8" office:value-type="string" calcext:value-type="string">
            <text:p>Baker, G.M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372</text:p>
          </table:table-cell>
          <table:table-cell table:style-name="ce24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8" office:value-type="string" calcext:value-type="string">
            <text:p>Baker, G.M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373</text:p>
          </table:table-cell>
          <table:table-cell table:style-name="ce24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8" office:value-type="string" calcext:value-type="string">
            <text:p>Baker, G.M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374</text:p>
          </table:table-cell>
          <table:table-cell table:style-name="ce24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8" office:value-type="string" calcext:value-type="string">
            <text:p>Baker, G.M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375</text:p>
          </table:table-cell>
          <table:table-cell table:style-name="ce24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8" office:value-type="string" calcext:value-type="string">
            <text:p>Baker, G.M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376</text:p>
          </table:table-cell>
          <table:table-cell table:style-name="ce24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8" office:value-type="string" calcext:value-type="string">
            <text:p>Baker, G.M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3" table:number-rows-repeated="1048198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Sheet1.J1:Sheet1.J1048576">
            <calcext:condition calcext:apply-style-name="ConditionalStyle_1" calcext:value="=&quot;YES&quot;" calcext:base-cell-address="Sheet1.J1"/>
          </calcext:conditional-format>
          <calcext:conditional-format calcext:target-range-address="Sheet1.B372:Sheet1.B1048576 Sheet1.B1:Sheet1.B370">
            <calcext:condition calcext:apply-style-name="ConditionalStyle_2" calcext:value="duplicate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14:54:19.971830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1-13T14:54:57.552861350</dc:date>
    <meta:generator>LibreOffice/6.0.7.3$Linux_X86_64 LibreOffice_project/00m0$Build-3</meta:generator>
    <meta:editing-duration>PT45M54S</meta:editing-duration>
    <meta:editing-cycles>9</meta:editing-cycles>
    <meta:document-statistic meta:table-count="1" meta:cell-count="4269" meta:object-count="0"/>
    <meta:user-defined meta:name="AppVersion">16.0300</meta:user-defined>
    <meta:user-defined meta:name="Company">University Libraries</meta:user-defined>
  </office:meta>
</office:document-meta>
</file>